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8414" officeooo:paragraph-rsid="000d8414"/>
    </style:style>
    <style:style style:name="P2" style:family="paragraph" style:parent-style-name="Standard">
      <style:text-properties officeooo:rsid="000d8414" officeooo:paragraph-rsid="000fd778"/>
    </style:style>
    <style:style style:name="P3" style:family="paragraph" style:parent-style-name="Standard">
      <style:text-properties officeooo:rsid="000ffef0" officeooo:paragraph-rsid="000ffef0"/>
    </style:style>
    <style:style style:name="P4" style:family="paragraph" style:parent-style-name="Standard">
      <style:text-properties officeooo:rsid="00106c03" officeooo:paragraph-rsid="00106c03"/>
    </style:style>
    <style:style style:name="P5" style:family="paragraph" style:parent-style-name="Standard">
      <style:text-properties officeooo:rsid="00107cc6" officeooo:paragraph-rsid="00107cc6"/>
    </style:style>
    <style:style style:name="P6" style:family="paragraph" style:parent-style-name="Standard">
      <style:text-properties officeooo:rsid="0010fa3c" officeooo:paragraph-rsid="0010fa3c"/>
    </style:style>
    <style:style style:name="P7" style:family="paragraph" style:parent-style-name="Standard">
      <style:text-properties officeooo:rsid="000fd778" officeooo:paragraph-rsid="000fd778"/>
    </style:style>
    <style:style style:name="P8" style:family="paragraph" style:parent-style-name="Standard">
      <style:text-properties officeooo:rsid="000fd778" officeooo:paragraph-rsid="0019ba83"/>
    </style:style>
    <style:style style:name="P9" style:family="paragraph" style:parent-style-name="Standard">
      <style:text-properties officeooo:rsid="0011dacd" officeooo:paragraph-rsid="0011dacd"/>
    </style:style>
    <style:style style:name="P10" style:family="paragraph" style:parent-style-name="Standard">
      <style:text-properties officeooo:rsid="0012ffa3" officeooo:paragraph-rsid="0012ffa3"/>
    </style:style>
    <style:style style:name="P11" style:family="paragraph" style:parent-style-name="Standard">
      <style:text-properties officeooo:rsid="0014d141" officeooo:paragraph-rsid="0012ffa3"/>
    </style:style>
    <style:style style:name="P12" style:family="paragraph" style:parent-style-name="Standard">
      <style:text-properties officeooo:rsid="0014d141" officeooo:paragraph-rsid="0014d141"/>
    </style:style>
    <style:style style:name="P13" style:family="paragraph" style:parent-style-name="Standard">
      <style:text-properties officeooo:rsid="00153795" officeooo:paragraph-rsid="00153795"/>
    </style:style>
    <style:style style:name="P14" style:family="paragraph" style:parent-style-name="Standard">
      <style:text-properties officeooo:rsid="0015926d" officeooo:paragraph-rsid="0015926d"/>
    </style:style>
    <style:style style:name="P15" style:family="paragraph" style:parent-style-name="Standard">
      <style:text-properties officeooo:rsid="00175c79" officeooo:paragraph-rsid="00175c79"/>
    </style:style>
    <style:style style:name="P16" style:family="paragraph" style:parent-style-name="Standard">
      <style:text-properties officeooo:rsid="0019ba83" officeooo:paragraph-rsid="0019ba83"/>
    </style:style>
    <style:style style:name="P17" style:family="paragraph" style:parent-style-name="Standard">
      <style:text-properties officeooo:rsid="000de632" officeooo:paragraph-rsid="0019ba83"/>
    </style:style>
    <style:style style:name="P18" style:family="paragraph" style:parent-style-name="Standard">
      <style:text-properties officeooo:rsid="000d8414" officeooo:paragraph-rsid="0019ba83"/>
    </style:style>
    <style:style style:name="P19" style:family="paragraph" style:parent-style-name="Standard">
      <style:text-properties officeooo:rsid="00106c03" officeooo:paragraph-rsid="0019ba83"/>
    </style:style>
    <style:style style:name="P20" style:family="paragraph" style:parent-style-name="Standard">
      <style:text-properties officeooo:rsid="00107cc6" officeooo:paragraph-rsid="0019ba83"/>
    </style:style>
    <style:style style:name="P21" style:family="paragraph" style:parent-style-name="Standard">
      <style:text-properties officeooo:rsid="0010fa3c" officeooo:paragraph-rsid="0019ba83"/>
    </style:style>
    <style:style style:name="P22" style:family="paragraph" style:parent-style-name="Standard">
      <style:text-properties officeooo:rsid="000ffef0" officeooo:paragraph-rsid="0019ba83"/>
    </style:style>
    <style:style style:name="P23" style:family="paragraph" style:parent-style-name="Standard">
      <style:text-properties officeooo:rsid="001a4880" officeooo:paragraph-rsid="001a4880"/>
    </style:style>
    <style:style style:name="P24" style:family="paragraph" style:parent-style-name="Standard">
      <style:text-properties officeooo:rsid="001af544" officeooo:paragraph-rsid="001af544"/>
    </style:style>
    <style:style style:name="P25" style:family="paragraph" style:parent-style-name="Standard">
      <style:text-properties officeooo:rsid="001b16d6" officeooo:paragraph-rsid="001b16d6"/>
    </style:style>
    <style:style style:name="P26" style:family="paragraph" style:parent-style-name="Standard">
      <style:text-properties officeooo:rsid="001b2535" officeooo:paragraph-rsid="001b2535"/>
    </style:style>
    <style:style style:name="P27" style:family="paragraph" style:parent-style-name="Standard">
      <style:text-properties officeooo:rsid="001c6b26" officeooo:paragraph-rsid="001c6b26"/>
    </style:style>
    <style:style style:name="P28" style:family="paragraph" style:parent-style-name="Standard">
      <style:text-properties officeooo:rsid="001e1e79" officeooo:paragraph-rsid="001e1e79"/>
    </style:style>
    <style:style style:name="P29" style:family="paragraph" style:parent-style-name="Standard">
      <style:text-properties officeooo:rsid="001efdd6" officeooo:paragraph-rsid="001efdd6"/>
    </style:style>
    <style:style style:name="T1" style:family="text">
      <style:text-properties officeooo:rsid="000d8414"/>
    </style:style>
    <style:style style:name="T2" style:family="text">
      <style:text-properties officeooo:rsid="000fd7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enemhead:</text:p>
      <text:p text:style-name="P9"/>
      <text:p text:style-name="P9">/opt/flink/flink-0.9.0/bin/flink run --parallelism 20 --class de.hpi.fgis.dbda.textmining.MainTask_flink.App target/MainTask-flink-0.0.1-SNAPSHOT-flink-fat-jar.jar --windowSize 5 --minimalClusterSize 5 --degreeOfMatchThreshold 0.5 --similarityThreshold 0.5 --tupleConfidenceThreshold 0.95 --maxDistance 5 --iterations 4 --alreadyTagged --output hdfs://tenemhead2/tmp --seedTuples hdfs://tenemhead2/data/text-mining-data/seed_tuples.tsv hdfs://tenemhead2/data/text-mining-data/nyt.1987.split_tagged</text:p>
      <text:p text:style-name="P7"/>
      <text:p text:style-name="P9">Iteration n: raw patterns =&gt; centroids =&gt; final patterns =&gt; candidate tuples =&gt; new seed tuples =&gt; final seed tuples</text:p>
      <text:p text:style-name="P9">Iteration 1: 70 =&gt; 32 =&gt; 2 =&gt; 57048 =&gt; 18805 =&gt; 18805</text:p>
      <text:p text:style-name="P9">Iteration 2: 24424 =&gt; 978 =&gt; 3 =&gt; 102974 =&gt; 11940 =&gt; 30745</text:p>
      <text:p text:style-name="P9">Iteration 3: 38316 =&gt; 2035 =&gt; 2 =&gt; 103565 =&gt; 156 =&gt; 30901</text:p>
      <text:p text:style-name="P9">Iteration 4: 38570 =&gt; 2165 =&gt; 2 =&gt; 103580 =&gt; 2 =&gt; 30903</text:p>
      <text:p text:style-name="P9">Execution finished after 202.434 s.</text:p>
      <text:p text:style-name="P9"/>
      <text:p text:style-name="P10">/opt/flink/flink-0.9.0/bin/flink run --parallelism 20 --class de.hpi.fgis.dbda.textmining.MainTask_flink.App target/MainTask-flink-0.0.1-SNAPSHOT-flink-fat-jar.jar --windowSize 5 --minimalClusterSize 5 --degreeOfMatchThreshold 0.5 --similarityThreshold 0.5 --tupleConfidenceThreshold 0.95 --maxDistance 5 --iterations 3 --alreadyTagged --output hdfs://tenemhead2/tmp/text-mining --seedTuples hdfs://tenemhead2/data/text-mining-data/seed_tuples.tsv hdfs://tenemhead2/data/text-mining-data/nyt.1987.split_tagged hdfs://tenemhead2/data/text-mining-data/nyt.1988.split_tagged hdfs://tenemhead2/data/text-mining-data/nyt.1989.split_tagged hdfs://tenemhead2/data/text-mining-data/nyt.1990.split_tagged hdfs://tenemhead2/data/text-mining-data/nyt.1991.split_tagged hdfs://tenemhead2/data/text-mining-data/nyt.1992.split_tagged hdfs://tenemhead2/data/text-mining-data/nyt.1993.split_tagged hdfs://tenemhead2/data/text-mining-data/nyt.1994.split_tagged hdfs://tenemhead2/data/text-mining-data/nyt.1995.split_tagged hdfs://tenemhead2/data/text-mining-data/nyt.1996.split_tagged hdfs://tenemhead2/data/text-mining-data/nyt.1997.split_tagged hdfs://tenemhead2/data/text-mining-data/nyt.1998.split_tagged hdfs://tenemhead2/data/text-mining-data/nyt.2007.split_tagged</text:p>
      <text:p text:style-name="P9"/>
      <text:p text:style-name="P10">Iteration n: raw patterns =&gt; centroids =&gt; final patterns =&gt; candidate tuples =&gt; new seed tuples =&gt; final seed tuples</text:p>
      <text:p text:style-name="P10">Iteration 1: 818 =&gt; 125 =&gt; 3 =&gt; 1044037 =&gt; 188420 =&gt; 188420</text:p>
      <text:p text:style-name="P10">Iteration 2: 243055 =&gt; 3121 =&gt; 4 =&gt; 1171779 =&gt; 19791 =&gt; 208211</text:p>
      <text:p text:style-name="P10">Iteration 3: 272519 =&gt; 5591 =&gt; 4 =&gt; 1172583 =&gt; 80 =&gt; 208291</text:p>
      <text:p text:style-name="P10">Execution finished after 2384.559 s.</text:p>
      <text:p text:style-name="P11"/>
      <text:p text:style-name="P13">/opt/flink/flink-0.9.0/bin/flink run --parallelism 20 --class de.hpi.fgis.dbda.textmining.MainTask_flink.App target/MainTask-flink-0.0.1-SNAPSHOT-flink-fat-jar.jar --windowSize 5 --minimalClusterSize 5 --degreeOfMatchThreshold 0.5 --similarityThreshold 0.5 --tupleConfidenceThreshold 0.95 --maxDistance 5 --iterations 2 --alreadyTagged --output hdfs://tenemhead2/tmp/text-mining --seedTuples hdfs://tenemhead2/data/text-mining-data/seed_tuples.tsv hdfs://tenemhead2/data/text-mining-data/nyt.1987.split_tagged hdfs://tenemhead2/data/text-mining-data/nyt.1988.split_tagged</text:p>
      <text:p text:style-name="P11"/>
      <text:p text:style-name="P13">Iteration n: raw patterns =&gt; centroids =&gt; final patterns =&gt; candidate tuples =&gt; new seed tuples =&gt; final seed tuples</text:p>
      <text:p text:style-name="P13"><text:soft-page-break/>Iteration 1: 125 =&gt; 45 =&gt; 2 =&gt; 135015 =&gt; 37256 =&gt; 37256</text:p>
      <text:p text:style-name="P13">Iteration 2: 51522 =&gt; 1633 =&gt; 2 =&gt; 214559 =&gt; 16911 =&gt; 54167</text:p>
      <text:p text:style-name="P13">Execution finished after 88.121 s.</text:p>
      <text:p text:style-name="P13"/>
      <text:p text:style-name="P15">/opt/flink/flink-0.9.0/bin/flink run --parallelism 20 --class de.hpi.fgis.dbda.textmining.MainTask_flink.App target/MainTask-flink-0.0.1-SNAPSHOT-flink-fat-jar.jar --windowSize 5 --minimalClusterSize 5 --degreeOfMatchThreshold 0.5 --similarityThreshold 0.5 --tupleConfidenceThreshold 0.99 --maxDistance 5 --iterations 2 --alreadyTagged --output hdfs://tenemhead2/tmp/text-mining --seedTuples hdfs://tenemhead2/data/text-mining-data/seed_tuples.tsv hdfs://tenemhead2/data/text-mining-data/nyt.1987.split_tagged hdfs://tenemhead2/data/text-mining-data/nyt.1988.split_tagged</text:p>
      <text:p text:style-name="P13"/>
      <text:p text:style-name="P14">Iteration n: raw patterns =&gt; centroids =&gt; final patterns =&gt; candidate tuples =&gt; new seed tuples =&gt; final seed tuples</text:p>
      <text:p text:style-name="P14">Iteration 1: 125 =&gt; 47 =&gt; 2 =&gt; 135015 =&gt; 37256 =&gt; 37256</text:p>
      <text:p text:style-name="P14">Iteration 2: 51522 =&gt; 1642 =&gt; 3 =&gt; 214555 =&gt; 16910 =&gt; 54166</text:p>
      <text:p text:style-name="P14">Execution finished after 84.490 s.</text:p>
      <text:p text:style-name="P14"/>
      <text:p text:style-name="P15">/opt/flink/flink-0.9.0/bin/flink run --parallelism 20 --class de.hpi.fgis.dbda.textmining.MainTask_flink.App target/MainTask-flink-0.0.1-SNAPSHOT-flink-fat-jar.jar --windowSize 5 --minimalClusterSize 5 --degreeOfMatchThreshold 0.5 --similarityThreshold 0.75 --tupleConfidenceThreshold 0.95 --maxDistance 5 --iterations 2 --alreadyTagged --output hdfs://tenemhead2/tmp/text-mining --seedTuples hdfs://tenemhead2/data/text-mining-data/seed_tuples.tsv hdfs://tenemhead2/data/text-mining-data/nyt.1987.split_tagged hdfs://tenemhead2/data/text-mining-data/nyt.1988.split_tagged</text:p>
      <text:p text:style-name="P14"/>
      <text:p text:style-name="P15">Iteration n: raw patterns =&gt; centroids =&gt; final patterns =&gt; candidate tuples =&gt; new seed tuples =&gt; final seed tuples</text:p>
      <text:p text:style-name="P15">Iteration 1: 125 =&gt; 48 =&gt; 4 =&gt; 128362 =&gt; 36002 =&gt; 36002</text:p>
      <text:p text:style-name="P15">Iteration 2: 49853 =&gt; 1517 =&gt; 2 =&gt; 214516 =&gt; 18412 =&gt; 54414</text:p>
      <text:p text:style-name="P15">Execution finished after 79.494 s.</text:p>
      <text:p text:style-name="P15"/>
      <text:p text:style-name="P23">/opt/flink/flink-0.9.0/bin/flink run --parallelism 20 --class de.hpi.fgis.dbda.textmining.MainTask_flink.App target/MainTask-flink-0.0.1-SNAPSHOT-flink-fat-jar.jar --windowSize 5 --minimalClusterSize 5 --degreeOfMatchThreshold 0.5 --similarityThreshold 0.95 --tupleConfidenceThreshold 0.95 --maxDistance 5 --iterations 2 --alreadyTagged --output hdfs://tenemhead2/tmp/text-mining --seedTuples hdfs://tenemhead2/data/text-mining-data/seed_tuples.tsv hdfs://tenemhead2/data/text-mining-data/nyt.1987.split_tagged hdfs://tenemhead2/data/text-mining-data/nyt.1988.split_tagged</text:p>
      <text:p text:style-name="P15"/>
      <text:p text:style-name="P16">Iteration n: raw patterns =&gt; centroids =&gt; final patterns =&gt; candidate tuples =&gt; new seed tuples =&gt; final seed tuples</text:p>
      <text:p text:style-name="P16">Iteration 1: 125 =&gt; 46 =&gt; 2 =&gt; 133124 =&gt; 36999 =&gt; 36999</text:p>
      <text:p text:style-name="P16">Iteration 2: 50833 =&gt; 1609 =&gt; 2 =&gt; 214536 =&gt; 17204 =&gt; 54203</text:p>
      <text:p text:style-name="P16">Execution finished after 88.954 s.</text:p>
      <text:p text:style-name="P16"/>
      <text:p text:style-name="P24">/opt/flink/flink-0.9.0/bin/flink run --parallelism 20 --class de.hpi.fgis.dbda.textmining.MainTask_flink.App target/MainTask-flink-0.0.1-SNAPSHOT-flink-fat-jar.jar --windowSize 5 --minimalClusterSize 5 --degreeOfMatchThreshold 0.95 --similarityThreshold <text:soft-page-break/>0.95 --tupleConfidenceThreshold 0.95 --maxDistance 5 --iterations 2 --alreadyTagged --output hdfs://tenemhead2/tmp/text-mining --seedTuples hdfs://tenemhead2/data/text-mining-data/seed_tuples.tsv hdfs://tenemhead2/data/text-mining-data/nyt.1987.split_tagged hdfs://tenemhead2/data/text-mining-data/nyt.1988.split_tagged</text:p>
      <text:p text:style-name="P24"/>
      <text:p text:style-name="P25">Iteration n: raw patterns =&gt; centroids =&gt; final patterns =&gt; candidate tuples =&gt; new seed tuples =&gt; final seed tuples</text:p>
      <text:p text:style-name="P25">Iteration 1: 125 =&gt; 47 =&gt; 2 =&gt; 127750 =&gt; 35763 =&gt; 35763</text:p>
      <text:p text:style-name="P25">Iteration 2: 49922 =&gt; 1599 =&gt; 3 =&gt; 214521 =&gt; 18842 =&gt; 54605</text:p>
      <text:p text:style-name="P25">Execution finished after 85.297 s.</text:p>
      <text:p text:style-name="P25"/>
      <text:p text:style-name="P26">/opt/flink/flink-0.9.0/bin/flink run --parallelism 20 --class de.hpi.fgis.dbda.textmining.MainTask_flink.App target/MainTask-flink-0.0.1-SNAPSHOT-flink-fat-jar.jar --windowSize 5 --minimalClusterSize 5 --degreeOfMatchThreshold 1.5 --similarityThreshold 1.5 --tupleConfidenceThreshold 0.95 --maxDistance 5 --iterations 2 --alreadyTagged --output hdfs://tenemhead2/tmp/text-mining --seedTuples hdfs://tenemhead2/data/text-mining-data/seed_tuples.tsv hdfs://tenemhead2/data/text-mining-data/nyt.1987.split_tagged hdfs://tenemhead2/data/text-mining-data/nyt.1988.split_tagged</text:p>
      <text:p text:style-name="P24"/>
      <text:p text:style-name="P27">Iteration n: raw patterns =&gt; centroids =&gt; final patterns =&gt; candidate tuples =&gt; new seed tuples =&gt; final seed tuples</text:p>
      <text:p text:style-name="P27">Iteration 1: 125 =&gt; 47 =&gt; 2 =&gt; 135015 =&gt; 37256 =&gt; 37256</text:p>
      <text:p text:style-name="P27">Iteration 2: 51522 =&gt; 1652 =&gt; 2 =&gt; 214559 =&gt; 16911 =&gt; 54167</text:p>
      <text:p text:style-name="P27">Execution finished after 90.091 s.</text:p>
      <text:p text:style-name="P27"/>
      <text:p text:style-name="P28">/opt/flink/flink-0.9.0/bin/flink run --parallelism 1 --class de.hpi.fgis.dbda.textmining.MainTask_flink.App target/MainTask-flink-0.0.1-SNAPSHOT-flink-fat-jar.jar --windowSize 5 --minimalClusterSize 5 --degreeOfMatchThreshold 0.5 --similarityThreshold 0.5 --tupleConfidenceThreshold 0.95 --maxDistance 5 --iterations 2 --alreadyTagged --output hdfs://tenemhead2/tmp/text-mining --seedTuples hdfs://tenemhead2/data/text-mining-data/seed_tuples.tsv hdfs://tenemhead2/data/text-mining-data/nyt.1987.split_tagged hdfs://tenemhead2/data/text-mining-data/nyt.1988.split_tagged</text:p>
      <text:p text:style-name="P28"/>
      <text:p text:style-name="P29">Caused by: java.io.FileNotFoundException: /tmp/opt/flink/flink-io-7beeb971-a0a6-414b-ae8f-792c95dd0912/02aae93210a6501bfc052a56cb30037b.000017.channel (No such file or directory)</text:p>
      <text:p text:style-name="P29"><text:tab/>at java.io.RandomAccessFile.open(Native Method)</text:p>
      <text:p text:style-name="P29"><text:tab/>at java.io.RandomAccessFile.&lt;init&gt;(RandomAccessFile.java:241)</text:p>
      <text:p text:style-name="P29"><text:tab/>at java.io.RandomAccessFile.&lt;init&gt;(RandomAccessFile.java:122)</text:p>
      <text:p text:style-name="P29"><text:tab/>at org.apache.flink.runtime.io.disk.iomanager.AbstractFileIOChannel.&lt;init&gt;(AbstractFileIOChannel.java:57)</text:p>
      <text:p text:style-name="P29"><text:tab/>... 16 more</text:p>
      <text:p text:style-name="P15"/>
      <text:p text:style-name="P16">###################################################################################</text:p>
      <text:p text:style-name="P16"/>
      <text:p text:style-name="P17">Flink:</text:p>
      <text:p text:style-name="P18"/>
      <text:p text:style-name="P18">T2.large mit 50 gb, parallelism 4, 6000 buffer, 2 iterations:</text:p>
      <text:p text:style-name="P18"/>
      <text:p text:style-name="P18"><text:soft-page-break/>1 file: <text:tab/><text:tab/>Execution finished after 47.873 s.</text:p>
      <text:p text:style-name="P19">after pull:<text:tab/>Execution finished after 46.332 s.</text:p>
      <text:p text:style-name="P18"/>
      <text:p text:style-name="P18">2 files:<text:tab/><text:tab/>Execution finished after 234.326 s.</text:p>
      <text:p text:style-name="P20">after pull:<text:tab/>Execution finished after 233.745 s.</text:p>
      <text:p text:style-name="P18"/>
      <text:p text:style-name="P18">3 files:<text:tab/><text:tab/>Execution finished after 467.873 s.</text:p>
      <text:p text:style-name="P21">after pull:<text:tab/>Execution finished after 508.634 s.</text:p>
      <text:p text:style-name="P22"/>
      <text:p text:style-name="P22">4 files:<text:tab/><text:tab/></text:p>
      <text:p text:style-name="P18"/>
      <text:p text:style-name="P18">T2.large mit 50 gb, parallelism <text:span text:style-name="T2">2</text:span>, 6000 buffer, 2 iterations:</text:p>
      <text:p text:style-name="P18"/>
      <text:p text:style-name="P8"><text:span text:style-name="T1">2 files:<text:tab/> <text:s/><text:tab/></text:span>Execution finished after 726.008 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 </meta:initial-creator>
    <meta:creation-date>2015-07-02T16:59:22.163587247</meta:creation-date>
    <dc:date>2015-07-08T12:13:26.595497467</dc:date>
    <dc:creator>basti </dc:creator>
    <meta:editing-duration>PT5H34M52S</meta:editing-duration>
    <meta:editing-cycles>20</meta:editing-cycles>
    <meta:generator>LibreOffice/4.3.7.2$Linux_X86_64 LibreOffice_project/430m0$Build-2</meta:generator>
    <meta:document-statistic meta:table-count="0" meta:image-count="0" meta:object-count="0" meta:page-count="4" meta:paragraph-count="63" meta:word-count="912" meta:character-count="9060" meta:non-whitespace-character-count="8305"/>
  </office:meta>
</office:document-meta>
</file>